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27000000258C70F13F6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color="#e6e6e6" draw:fill-gradient-name="Gradient_20_7" draw:textarea-vertical-align="middl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.49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3pt" style:font-size-asian="13pt" style:font-size-complex="13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color="#ffffff"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ffffff" fo:font-size="10pt" style:font-size-asian="10pt" style:font-size-complex="10pt"/>
    </style:style>
    <style:style style:name="P7" style:family="paragraph">
      <style:text-properties fo:font-size="88pt" style:font-size-asian="88pt" style:font-size-complex="88pt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034cm" svg:height="18.302cm" svg:x="0.966cm" svg:y="7.798cm">
          <draw:image xlink:href="Pictures/100000000000027000000258C70F13F6.jpg" xlink:type="simple" xlink:show="embed" xlink:actuate="onLoad">
            <text:p/>
          </draw:image>
        </draw:frame>
        <draw:polygon draw:style-name="gr2" draw:text-style-name="P1" draw:layer="layout" svg:width="3.699cm" svg:height="3.299cm" svg:x="6.8cm" svg:y="14.798cm" svg:viewBox="0 0 3700 3300" draw:points="0,1200 100,1500 900,1600 1600,2100 1800,2900 1900,3200 2600,3300 2700,3000 2800,2300 3100,1900 3400,1500 3700,1300 3400,600 3100,0 3000,100 2500,300 1800,700 700,900 300,900 0,800 0,1000">
          <text:p/>
        </draw:polygon>
        <draw:polygon draw:style-name="gr2" draw:text-style-name="P1" draw:layer="layout" svg:width="2.699cm" svg:height="1.999cm" svg:x="14cm" svg:y="17.798cm" svg:viewBox="0 0 2700 2000" draw:points="2700,400 2630,700 2100,900 1576,1300 1600,1900 1400,2000 1300,1800 900,1600 732,1500 522,1100 311,700 100,500 0,300 100,0 300,200 500,400 1200,600 2100,600 2489,100 2700,0 2700,200">
          <text:p/>
        </draw:polygon>
        <draw:polygon draw:style-name="gr2" draw:text-style-name="P1" draw:layer="layout" svg:width="2.199cm" svg:height="1.699cm" svg:x="3.3cm" svg:y="17.098cm" svg:viewBox="0 0 2200 1700" draw:points="100,400 0,700 100,1300 300,1500 500,1700 600,1500 1000,1200 1600,1100 2100,1300 2200,1300 2200,800 2200,500 2100,200 2000,100 1900,0 1800,100 1378,200 1100,300 800,200 400,200 100,100">
          <text:p/>
        </draw:polygon>
        <draw:polygon draw:style-name="gr2" draw:text-style-name="P1" draw:layer="layout" svg:width="3.299cm" svg:height="1.299cm" svg:x="6.8cm" svg:y="14.798cm" svg:viewBox="0 0 3300 1300" draw:points="0,1200 200,1200 900,1200 1400,1300 2000,1100 2800,700 3300,500 3100,0 3000,100 2500,300 1800,700 700,900 300,900 0,800 0,1000">
          <text:p/>
        </draw:polygon>
        <draw:polygon draw:style-name="gr2" draw:text-style-name="P1" draw:layer="layout" svg:width="2.099cm" svg:height="0.599cm" svg:x="3.4cm" svg:y="17.098cm" svg:viewBox="0 0 2100 600" draw:points="0,500 200,500 900,500 1400,600 1900,400 2100,300 1800,0 700,200 300,200 0,100 0,300">
          <text:p/>
        </draw:polygon>
        <draw:polygon draw:style-name="gr2" draw:text-style-name="P1" draw:layer="layout" svg:width="2.699cm" svg:height="0.799cm" svg:x="14cm" svg:y="17.698cm" svg:viewBox="0 0 2700 800" draw:points="2600,500 2400,700 1500,800 900,700 257,500 0,400 100,0 600,400 1900,500 2600,300 2700,400">
          <text:p/>
        </draw:polygon>
        <draw:polygon draw:style-name="gr2" draw:text-style-name="P1" draw:layer="layout" svg:width="1.999cm" svg:height="0.699cm" svg:x="3.5cm" svg:y="18.198cm" svg:viewBox="0 0 2000 700" draw:points="300,700 400,500 600,500 600,300 800,400 800,200 1000,400 1100,200 1300,400 1400,200 1600,400 1800,300 2000,400 2000,200 1300,0 800,0 400,100 300,300 0,400">
          <text:p/>
        </draw:polygon>
        <draw:polygon draw:style-name="gr2" draw:text-style-name="P1" draw:layer="layout" svg:width="1.799cm" svg:height="0.699cm" draw:transform="rotate (1.02119214534188) translate (15.3294292607216cm 19.5886358000713cm)" svg:viewBox="0 0 1800 700" draw:points="1530,700 1440,500 1260,500 1260,300 1080,400 1080,200 900,400 810,200 630,400 540,200 360,400 180,300 0,400 0,200 630,0 1080,0 1440,100 1530,300 1800,400">
          <text:p/>
        </draw:polygon>
        <draw:polygon draw:style-name="gr2" draw:text-style-name="P1" draw:layer="layout" svg:width="1.872cm" svg:height="0.713cm" draw:transform="skewX (0.117809724509617) rotate (-0.960803753222879) translate (14.321078360695cm 17.953841818135cm)" svg:viewBox="0 0 1873 714" draw:points="371,714 374,549 561,549 561,330 749,440 749,220 936,440 1029,219 1216,439 1311,220 1499,439 1685,330 1873,439 1872,219 1217,0 749,0 374,111 281,330 0,440">
          <text:p/>
        </draw:polygon>
        <draw:polygon draw:style-name="gr2" draw:text-style-name="P1" draw:layer="layout" svg:width="2.521cm" svg:height="1.124cm" draw:transform="skewX (-0.192684349420174) rotate (-1.11247286522119) translate (7.66751127151912cm 15.6133130948955cm)" svg:viewBox="0 0 2522 1125" draw:points="100,1125 440,489 700,489 700,231 960,361 961,103 1221,360 1352,103 1611,361 1742,103 2002,360 2262,232 2522,361 2522,103 1656,0 1065,48 718,228 451,453 0,947">
          <text:p/>
        </draw:polygon>
        <draw:polygon draw:style-name="gr2" draw:text-style-name="P1" draw:layer="layout" svg:width="2.569cm" svg:height="0.851cm" draw:transform="skewX (0.25237460983838) rotate (1.1393509357019) translate (9.00483730619287cm 17.8804782551703cm)" svg:viewBox="0 0 2570 852" draw:points="2185,852 2056,609 1799,609 1799,365 1542,487 1542,243 1285,487 1157,244 900,487 771,244 514,487 257,365 0,487 0,244 900,0 1542,0 2056,122 2185,365 2570,487">
          <text:p/>
        </draw:polygon>
        <draw:g>
          <draw:custom-shape draw:style-name="gr3" draw:text-style-name="P1" draw:layer="layout" svg:width="1.1cm" svg:height="0.4cm" draw:transform="rotate (0.225845605208066) translate (8.133cm 16.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1.289cm" svg:height="0.759cm" draw:transform="rotate (0.225845605208066) translate (8cm 16.118cm)">
            <draw:text-box>
              <text:p><text:span text:style-name="T1">BIG</text:span></text:p>
            </draw:text-box>
          </draw:frame>
        </draw:g>
        <draw:g>
          <draw:custom-shape draw:style-name="gr3" draw:text-style-name="P1" draw:layer="layout" svg:width="0.985cm" svg:height="0.344cm" draw:transform="rotate (0.225845605208066) translate (4.463cm 17.61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1.432cm" svg:height="1.434cm" draw:transform="rotate (0.225322006432468) translate (4.247cm 17.547cm)">
            <draw:text-box>
              <text:p text:style-name="P3"><text:span text:style-name="T2">SMALL</text:span></text:p>
            </draw:text-box>
          </draw:frame>
        </draw:g>
        <draw:g>
          <draw:custom-shape draw:style-name="gr3" draw:text-style-name="P1" draw:layer="layout" svg:width="1.233cm" svg:height="0.4cm" draw:transform="rotate (-0.165282680163864) translate (14.723cm 18.1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1.692cm" svg:height="0.64cm" draw:transform="rotate (-0.165282680163864) translate (14.531cm 18cm)">
            <draw:text-box>
              <text:p text:style-name="P5"><text:span text:style-name="T3">LARGE</text:span></text:p>
            </draw:text-box>
          </draw:frame>
        </draw:g>
        <draw:frame draw:style-name="gr4" draw:text-style-name="P7" draw:layer="layout" svg:width="9.646cm" svg:height="3.718cm" svg:x="5.5cm" svg:y="3.9cm">
          <draw:text-box>
            <text:p><text:span text:style-name="T4">Dia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b3b3b3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5T21:15:58.76</meta:creation-date>
    <meta:print-date>2013-06-15T21:30:23.22</meta:print-date>
    <dc:date>2013-06-16T08:50:54.16</dc:date>
    <meta:editing-duration>PT2M30S</meta:editing-duration>
    <meta:editing-cycles>1</meta:editing-cycles>
    <meta:document-statistic meta:object-count="22"/>
    <meta:generator>LibreOffice/3.4$Win32 LibreOffice_project/340m1$Build-203</meta:generator>
  </office:meta>
</office:document-meta>
</file>